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23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.universetoday.com/117127/how-do-we-measure-distance-in-the-universe/</text:p>
          </table:table-cell>
          <table:table-cell table:style-name="ce6" office:value-type="string" calcext:value-type="string">
            <text:p>Astronomy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verse today</text:p>
          </table:table-cell>
          <table:table-cell table:style-name="ce12" office:value-type="string" calcext:value-type="string">
            <text:p>These Cepheids are special stars that dim and brighten in a known pattern. If you can measure how quickly a Cepheid pulses, you can calculate its true luminosity, and therefore its distance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By observing and studying it's brightnes fluctuation we will learn which is its period of luminosity and of course, it real brightness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0.9" calcext:value-type="percentage">
            <text:p>9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office:value-type="string" calcext:value-type="string">
            <text:p><text:s/></text:p>
          </table:table-cell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3"/>
          <table:table-cell table:style-name="ce15"/>
          <table:table-cell table:number-columns-repeated="14"/>
        </table:table-row>
        <table:table-row table:style-name="ro3">
          <table:table-cell table:style-name="ce3" office:value-type="string" calcext:value-type="string">
            <text:p>https://www.nasa.gov/mission_pages/spitzer/multimedia/pia15819.html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12" office:value-type="string" calcext:value-type="string">
            <text:p>Cepheids are essential tools in cosmological-distance calculations thanks to what astronomers call their period-luminosity relationship. The timing, or period, of a Cepheid's pulses correlates with its inherit brightness, or luminosity, as shown on this graph. A longer pulse rate corresponds to a more luminous star. Once astronomers know how luminous a Cepheid is, they can compare that value to how bright it appears on the sky: the farther the object, the dimmer it will appear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By observing and studying it's brightnes fluctuation we will learn which is its period of luminosity and of course, it real brightness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9" table:style-name="ce8"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3:37:10.6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02T13:42:39.021000000</dc:date>
    <meta:editing-duration>PT33M41S</meta:editing-duration>
    <meta:editing-cycles>9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